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Valu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Valu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ressionValueMethodArgumentResolverTests.resolve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ValueMethodArgumentResolverTests.resolv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ValueMethodArgumentResolv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Tests.params( @ Value ( "#{systemProperties.systemProperty}" ) int param1 , @ Value ( "#{request.contextPath}" ) String param2 , String not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